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language="fr" fo:country="FR" officeooo:rsid="0013f2dd" officeooo:paragraph-rsid="001645a9" fo:background-color="transparent"/>
    </style:style>
    <style:style style:name="P2" style:family="paragraph" style:parent-style-name="Standard">
      <style:text-properties fo:language="fr" fo:country="FR" officeooo:rsid="0013f2dd" officeooo:paragraph-rsid="001c5b11" fo:background-color="transparent"/>
    </style:style>
    <style:style style:name="P3" style:family="paragraph" style:parent-style-name="Standard">
      <style:text-properties fo:language="fr" fo:country="FR" officeooo:rsid="0013f2dd" officeooo:paragraph-rsid="001f28f5" fo:background-color="transparent"/>
    </style:style>
    <style:style style:name="P4" style:family="paragraph" style:parent-style-name="Standard">
      <style:text-properties fo:language="fr" fo:country="FR" officeooo:rsid="0013f2dd" officeooo:paragraph-rsid="0025cb74" fo:background-color="transparent"/>
    </style:style>
    <style:style style:name="P5" style:family="paragraph" style:parent-style-name="Standard">
      <style:text-properties fo:language="fr" fo:country="FR" officeooo:rsid="0016ceba" officeooo:paragraph-rsid="001645a9" fo:background-color="transparent"/>
    </style:style>
    <style:style style:name="P6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645a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7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c5b11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8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1f28f5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9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3f793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0" style:family="paragraph" style:parent-style-name="Standard"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5cb74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1" style:family="paragraph" style:parent-style-name="Standard">
      <style:text-properties fo:font-variant="normal" fo:text-transform="none" fo:color="#252525" style:font-name="sans-serif" fo:font-size="8pt" fo:letter-spacing="normal" fo:language="en" fo:country="US" fo:font-style="italic" fo:font-weight="normal" officeooo:rsid="0019fea1" officeooo:paragraph-rsid="001fb0bd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2" style:family="paragraph" style:parent-style-name="Standard">
      <style:text-properties fo:language="en" fo:country="US" officeooo:rsid="0019fea1" officeooo:paragraph-rsid="001f28f5" fo:background-color="transparent"/>
    </style:style>
    <style:style style:name="P13" style:family="paragraph" style:parent-style-name="Standard">
      <style:text-properties fo:language="en" fo:country="US" fo:font-style="italic" officeooo:rsid="0019fea1" officeooo:paragraph-rsid="001c5b11" fo:background-color="transparent" style:font-style-asian="italic" style:font-style-complex="italic"/>
    </style:style>
    <style:style style:name="P14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645a9" fo:background-color="transparen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language="fr" fo:country="FR" officeooo:rsid="0013f2dd" officeooo:paragraph-rsid="001f28f5" fo:background-color="transparent"/>
    </style:style>
    <style:style style:name="P16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5cb74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252525" style:font-name="sans-serif" fo:font-size="8pt" fo:letter-spacing="normal" fo:language="fr" fo:country="FR" fo:font-style="italic" fo:font-weight="normal" officeooo:rsid="0013f2dd" officeooo:paragraph-rsid="0027bbe9" fo:background-color="transparent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P18" style:family="paragraph" style:parent-style-name="Standard">
      <style:text-properties fo:language="en" fo:country="US" officeooo:rsid="0019fea1" officeooo:paragraph-rsid="001645a9" fo:background-color="transparent"/>
    </style:style>
    <style:style style:name="T1" style:family="text">
      <style:text-properties officeooo:rsid="00147b1f"/>
    </style:style>
    <style:style style:name="T2" style:family="text">
      <style:text-properties officeooo:rsid="0014a44d"/>
    </style:style>
    <style:style style:name="T3" style:family="text">
      <style:text-properties officeooo:rsid="001645a9"/>
    </style:style>
    <style:style style:name="T4" style:family="text">
      <style:text-properties officeooo:rsid="001832b1"/>
    </style:style>
    <style:style style:name="T5" style:family="text">
      <style:text-properties fo:font-variant="normal" fo:text-transform="none" fo:color="#252525" style:font-name="sans-serif" fo:font-size="8pt" fo:letter-spacing="normal" fo:font-style="italic" fo:font-weight="normal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6" style:family="text">
      <style:text-properties fo:font-variant="normal" fo:text-transform="none" fo:color="#252525" style:font-name="sans-serif" fo:font-size="8pt" fo:letter-spacing="normal" fo:font-style="italic" fo:font-weight="normal" officeooo:rsid="0025cb74" style:font-size-asian="8pt" style:language-asian="fr" style:country-asian="FR" style:font-style-asian="italic" style:font-weight-asian="normal" style:font-size-complex="8pt" style:language-complex="ar" style:country-complex="SA" style:font-style-complex="italic"/>
    </style:style>
    <style:style style:name="T7" style:family="text">
      <style:text-properties officeooo:rsid="001c5b11"/>
    </style:style>
    <style:style style:name="T8" style:family="text">
      <style:text-properties officeooo:rsid="00207b4e"/>
    </style:style>
    <style:style style:name="T9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10" style:family="text">
      <style:text-properties fo:color="#800000" fo:font-size="14pt" fo:font-weight="bold" officeooo:rsid="00147b1f" style:font-size-asian="14pt" style:font-weight-asian="bold" style:font-size-complex="14pt" style:font-weight-complex="bold"/>
    </style:style>
    <style:style style:name="T11" style:family="text">
      <style:text-properties officeooo:rsid="0025cb74"/>
    </style:style>
    <style:style style:name="T12" style:family="text">
      <style:text-properties officeooo:rsid="00262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0">Q</text:span><text:span text:style-name="T9">uestionnaire</text:span> </text:p>
      <text:p text:style-name="P5"/>
      <text:p text:style-name="P5">Q<text:span text:style-name="T1">uestions relatives à la compréhension du dialogue.</text:span></text:p>
      <text:p text:style-name="P18"/>
      <text:p text:style-name="P1">1. <text:span text:style-name="T4">L'agent 1</text:span> <text:span text:style-name="T1">prend en compte les préférences de l'autre dans le choix du restaurant. </text:span></text:p>
      <text:p text:style-name="P1"/>
      <text:p text:style-name="P9">tout à fait en désaccord<text:tab/> plutôt en désaccord <text:s text:c="8"/>Sans opinion <text:s text:c="4"/><text:span text:style-name="T11">plutôt d'accord</text:span><text:tab/>Tout à fait d'accord</text:p>
      <text:p text:style-name="P1"/>
      <text:p text:style-name="P1">2. <text:span text:style-name="T4">L'agent 1</text:span> <text:span text:style-name="T2"><text:s/>ne considère que ses propres préférences dans le choix du restaurant</text:span>.</text:p>
      <text:p text:style-name="P1"/>
      <text:p text:style-name="P10">tout à fait en désaccord<text:tab/> plutôt en désaccord <text:s text:c="8"/>Sans opinion<text:tab/> <text:span text:style-name="T11">plutôt d</text:span>'accord<text:tab/> <text:s text:c="5"/>Tout à fait d'accord</text:p>
      <text:p text:style-name="P6"/>
      <text:p text:style-name="P2"><text:span text:style-name="T7">3</text:span>. <text:span text:style-name="T4">L'agent 2</text:span> <text:span text:style-name="T1">prend en compte les préférences de l'autre dans le choix du restaurant. </text:span></text:p>
      <text:p text:style-name="P2"/>
      <text:p text:style-name="P10">tout à fait en désaccord<text:tab/> plutôt en désaccord <text:s text:c="8"/>Sans opinion<text:tab/> <text:s/><text:span text:style-name="T11">plutôt d</text:span>'accord<text:tab/> <text:s text:c="6"/>Tout à fait d'accord </text:p>
      <text:p text:style-name="P7"/>
      <text:p text:style-name="P2"><text:span text:style-name="T7">4</text:span>. <text:span text:style-name="T4">L'agent 2</text:span> <text:span text:style-name="T2"><text:s/>ne considère que ses propres préférences dans le choix du restaurant</text:span>.</text:p>
      <text:p text:style-name="P2"/>
      <text:p text:style-name="P4"><text:span text:style-name="T5">tout à fait en désaccord<text:tab/> plutôt en désaccord <text:s text:c="8"/>Sans opinion<text:tab/> <text:s/></text:span><text:span text:style-name="T6">plutôt d</text:span><text:span text:style-name="T5">'accord<text:tab/> <text:s text:c="6"/>Tout à fait d'accord</text:span></text:p>
      <text:p text:style-name="P12"/>
      <text:p text:style-name="P1"><text:span text:style-name="T8">5</text:span>. L'agent 1 <text:span text:style-name="T4">a une idée arrêtée sur le choix du restaurant</text:span>.<text:bookmark text:name="__DdeLink__1368_334256028"/></text:p>
      <text:p text:style-name="P1"/>
      <text:p text:style-name="P10">tout à fait en désaccord<text:tab/> plutôt en désaccord <text:s text:c="7"/><text:span text:style-name="T11">Sans opinion </text:span><text:tab/> <text:s/><text:span text:style-name="T11">plutôt d</text:span>'accord<text:tab/> <text:s text:c="6"/>Tout à fait d'accord</text:p>
      <text:p text:style-name="P1"/>
      <text:p text:style-name="P1"><text:span text:style-name="T8">6</text:span>. L'agent 1 <text:span text:style-name="T3">est flexible dans le choix du restaurant</text:span>.</text:p>
      <text:p text:style-name="P1"/>
      <text:p text:style-name="P10">tout à fait en désaccord<text:tab/> plutôt en désaccord <text:s text:c="8"/>Sans opinion<text:tab/> <text:s/><text:span text:style-name="T11">plutôt d</text:span>'accord<text:tab/> <text:s text:c="6"/>Tout à fait d'accord</text:p>
      <text:p text:style-name="P1"/>
      <text:p text:style-name="P2"><text:span text:style-name="T8">7</text:span>. L'agent 2 <text:span text:style-name="T4">a une idée arrêtée sur le choix du restaurant</text:span>.<text:bookmark text:name="__DdeLink__1368_3342560281"/></text:p>
      <text:p text:style-name="P13"/>
      <text:p text:style-name="P10">tout à fait en désaccord<text:tab/> plutôt en désaccord <text:s text:c="8"/>Sans opinion<text:tab/> <text:s/><text:span text:style-name="T11">plutôt d</text:span>'accord<text:tab/> <text:s text:c="6"/>Tout à fait d'accord</text:p>
      <text:p text:style-name="P7"/>
      <text:p text:style-name="P2"><text:span text:style-name="T8">8</text:span>. L'<text:span text:style-name="T12">agent 2</text:span> <text:span text:style-name="T3">est flexible dans le choix du restaurant</text:span>.</text:p>
      <text:p text:style-name="P2"/>
      <text:p text:style-name="P10">tout à fait en désaccord<text:tab/> plutôt en désaccord <text:s text:c="8"/>Sans opinion<text:tab/> <text:s/><text:span text:style-name="T11">plutôt d</text:span>'accord<text:tab/> <text:s text:c="6"/>Tout à fait d'accord</text:p>
      <text:p text:style-name="P11"/>
      <text:p text:style-name="P1"><text:span text:style-name="T8">9</text:span>. L'agent 1 <text:span text:style-name="T4">dirige le</text:span> dialogue.</text:p>
      <text:p text:style-name="P1"/>
      <text:p text:style-name="P10">tout à fait en désaccord<text:tab/> plutôt en désaccord <text:s text:c="8"/>Sans opinion<text:tab/> <text:s/><text:span text:style-name="T11">plutôt d</text:span>'accord<text:tab/> <text:s text:c="5"/>Tout à fait d'accord</text:p>
      <text:p text:style-name="P1"/>
      <text:p text:style-name="P1"><text:span text:style-name="T8">10</text:span>. L'agent 1 <text:span text:style-name="T3">est guidé par l'autre interlocuteur durant le dialogue.</text:span></text:p>
      <text:p text:style-name="P14"/>
      <text:p text:style-name="P16">tout à fait en désaccord<text:tab/> plutôt en désaccord <text:s text:c="8"/>Sans opinion<text:tab/> <text:s/><text:span text:style-name="T11">plutôt d</text:span>'accord<text:tab/> <text:s text:c="5"/>Tout à fait d'accord</text:p>
      <text:p text:style-name="P8"/>
      <text:p text:style-name="P3"><text:span text:style-name="T8">11</text:span>. L'agent 2 <text:span text:style-name="T4">dirige le</text:span> dialogue.</text:p>
      <text:p text:style-name="P3"/>
      <text:p text:style-name="P10">tout à fait en désaccord<text:tab/> plutôt en désaccord <text:s text:c="8"/>Sans opinion<text:tab/> <text:s/><text:span text:style-name="T11">plutôt d</text:span>'accord<text:tab/> <text:s text:c="5"/>Tout à fait d'accord</text:p>
      <text:p text:style-name="P3"/>
      <text:p text:style-name="P3"><text:span text:style-name="T8">12</text:span>. L'agent 2 <text:span text:style-name="T3">est guidé par l'autre interlocuteur durant le dialogue.</text:span></text:p>
      <text:p text:style-name="P15"/>
      <text:p text:style-name="P17">tout à fait en désaccord<text:tab/> plutôt en désaccord <text:s text:c="8"/>Sans opinion<text:tab/> <text:s/><text:span text:style-name="T11">plutôt d</text:span>'accord<text:tab/> <text:s text:c="5"/>Tout à fait d'acc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11:58:52.713260040</meta:creation-date>
    <dc:date>2016-08-29T14:11:49.149330598</dc:date>
    <meta:editing-duration>PT3H14M48S</meta:editing-duration>
    <meta:editing-cycles>18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336" meta:character-count="2164" meta:non-whitespace-character-count="1643"/>
  </office:meta>
</office:document-meta>
</file>